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David CLM" svg:font-family="David CLM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S Mincho" svg:font-family="MS Mincho" style:font-family-generic="system" style:font-pitch="variable" svg:panose-1="2 2 6 9 4 2 5 8 3 4"/>
    <style:font-face style:name="Nachlieli CLM" svg:font-family="Nachlieli CLM" style:font-family-generic="system" style:font-pitch="variable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PreformattedText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alibri" fo:font-size="12pt" style:font-size-asian="12pt" style:font-size-complex="12pt"/>
    </style:style>
    <style:style style:name="T3" style:parent-style-name="DefaultParagraphFont" style:family="text">
      <style:text-properties style:font-name="Calibri" fo:color="#006C3B" fo:font-size="13pt" style:font-size-asian="13pt" style:font-size-complex="13pt" style:text-underline-type="single" style:text-underline-style="solid" style:text-underline-width="auto" style:text-underline-mode="continuous"/>
    </style:style>
    <style:style style:name="P4" style:parent-style-name="PreformattedText" style:family="paragraph">
      <style:text-properties style:font-name="Calibri" fo:font-size="12pt" style:font-size-asian="12pt" style:font-size-complex="12pt"/>
    </style:style>
    <style:style style:name="P5" style:parent-style-name="PreformattedText" style:family="paragraph">
      <style:text-properties style:font-name="Calibri" fo:font-size="12pt" style:font-size-asian="12pt" style:font-size-complex="12pt"/>
    </style:style>
    <style:style style:name="P6" style:parent-style-name="PreformattedText" style:family="paragraph">
      <style:text-properties style:font-name="Calibri" fo:font-size="12pt" style:font-size-asian="12pt" style:font-size-complex="12pt"/>
    </style:style>
    <style:style style:name="T7" style:parent-style-name="DefaultParagraphFont" style:family="text">
      <style:text-properties style:font-name="Calibri" fo:font-weight="bold" style:font-weight-asian="bold" style:font-weight-complex="bold" fo:font-size="12pt" style:font-size-asian="12pt" style:font-size-complex="12pt"/>
    </style:style>
    <style:style style:name="T8" style:parent-style-name="DefaultParagraphFont" style:family="text">
      <style:text-properties style:font-name="Calibri" fo:font-size="12pt" style:font-size-asian="12pt" style:font-size-complex="12pt"/>
    </style:style>
    <style:style style:name="P9" style:parent-style-name="PreformattedText" style:family="paragraph">
      <style:text-properties style:font-name="Calibri" fo:font-size="12pt" style:font-size-asian="12pt" style:font-size-complex="12pt"/>
    </style:style>
    <style:style style:name="P10" style:parent-style-name="PreformattedText" style:family="paragraph">
      <style:text-properties style:font-name="Calibri" fo:font-size="12pt" style:font-size-asian="12pt" style:font-size-complex="12pt"/>
    </style:style>
    <style:style style:name="P11" style:parent-style-name="PreformattedText" style:family="paragraph">
      <style:text-properties style:font-name="Calibri" fo:font-size="12pt" style:font-size-asian="12pt" style:font-size-complex="12pt"/>
    </style:style>
    <style:style style:name="P12" style:parent-style-name="PreformattedText" style:family="paragraph">
      <style:text-properties style:font-name="Calibri" fo:font-size="12pt" style:font-size-asian="12pt" style:font-size-complex="12pt"/>
    </style:style>
    <style:style style:name="P13" style:parent-style-name="PreformattedText" style:family="paragraph">
      <style:text-properties style:font-name="Calibri" fo:font-size="12pt" style:font-size-asian="12pt" style:font-size-complex="12pt"/>
    </style:style>
    <style:style style:name="T14" style:parent-style-name="DefaultParagraphFont" style:family="text">
      <style:text-properties style:font-name="Calibri" fo:font-size="12pt" style:font-size-asian="12pt" style:font-size-complex="12pt"/>
    </style:style>
    <style:style style:name="T15" style:parent-style-name="DefaultParagraphFont" style:family="text">
      <style:text-properties style:font-name="Calibri" fo:font-weight="bold" style:font-weight-asian="bold" style:font-weight-complex="bold" fo:font-size="12pt" style:font-size-asian="12pt" style:font-size-complex="12pt"/>
    </style:style>
    <style:style style:name="T16" style:parent-style-name="DefaultParagraphFont" style:family="text">
      <style:text-properties style:font-name="Calibri" fo:font-size="12pt" style:font-size-asian="12pt" style:font-size-complex="12pt"/>
    </style:style>
    <style:style style:name="T17" style:parent-style-name="DefaultParagraphFont" style:family="text">
      <style:text-properties style:font-name="Calibri" fo:font-weight="bold" style:font-weight-asian="bold" style:font-weight-complex="bold" fo:font-size="12pt" style:font-size-asian="12pt" style:font-size-complex="12pt"/>
    </style:style>
    <style:style style:name="T18" style:parent-style-name="DefaultParagraphFont" style:family="text">
      <style:text-properties style:font-name="Calibri" fo:font-size="12pt" style:font-size-asian="12pt" style:font-size-complex="12pt"/>
    </style:style>
    <style:style style:name="P19" style:parent-style-name="PreformattedText" style:family="paragraph">
      <style:text-properties style:font-name="Calibri" fo:font-size="12pt" style:font-size-asian="12pt" style:font-size-complex="12pt"/>
    </style:style>
    <style:style style:name="T20" style:parent-style-name="DefaultParagraphFont" style:family="text">
      <style:text-properties style:font-name="Calibri" fo:font-weight="bold" style:font-weight-asian="bold" style:font-weight-complex="bold" fo:font-size="12pt" style:font-size-asian="12pt" style:font-size-complex="12pt"/>
    </style:style>
    <style:style style:name="T21" style:parent-style-name="DefaultParagraphFont" style:family="text">
      <style:text-properties style:font-name="Calibri" fo:font-size="12pt" style:font-size-asian="12pt" style:font-size-complex="12pt"/>
    </style:style>
    <style:style style:name="P22" style:parent-style-name="PreformattedText" style:family="paragraph">
      <style:text-properties style:font-name="Calibri" fo:font-size="12pt" style:font-size-asian="12pt" style:font-size-complex="12pt"/>
    </style:style>
    <style:style style:name="P23" style:parent-style-name="PreformattedText" style:family="paragraph">
      <style:text-properties style:font-name="Calibri" fo:font-size="12pt" style:font-size-asian="12pt" style:font-size-complex="12pt"/>
    </style:style>
    <style:style style:name="P24" style:parent-style-name="PreformattedText" style:family="paragraph">
      <style:text-properties style:font-name="Calibri" fo:font-size="12pt" style:font-size-asian="12pt" style:font-size-complex="12pt"/>
    </style:style>
    <style:style style:name="P25" style:parent-style-name="PreformattedText" style:family="paragraph">
      <style:text-properties style:font-name="Calibri" fo:font-size="12pt" style:font-size-asian="12pt" style:font-size-complex="12pt"/>
    </style:style>
    <style:style style:name="P26" style:parent-style-name="PreformattedText" style:family="paragraph">
      <style:text-properties style:font-name="Calibri" fo:font-size="12pt" style:font-size-asian="12pt" style:font-size-complex="12pt"/>
    </style:style>
    <style:style style:name="P27" style:parent-style-name="PreformattedText" style:family="paragraph">
      <style:text-properties style:font-name="Calibri" fo:font-size="12pt" style:font-size-asian="12pt" style:font-size-complex="12pt"/>
    </style:style>
    <style:style style:name="P28" style:parent-style-name="PreformattedText" style:family="paragraph">
      <style:text-properties style:font-name="Calibri" fo:font-size="12pt" style:font-size-asian="12pt" style:font-size-complex="12pt"/>
    </style:style>
    <style:style style:name="P29" style:parent-style-name="PreformattedText" style:family="paragraph">
      <style:text-properties style:font-name="Calibri" fo:font-size="12pt" style:font-size-asian="12pt" style:font-size-complex="12pt"/>
    </style:style>
    <style:style style:name="P30" style:parent-style-name="PreformattedText" style:family="paragraph">
      <style:text-properties style:font-name="Calibri" fo:font-size="12pt" style:font-size-asian="12pt" style:font-size-complex="12pt"/>
    </style:style>
    <style:style style:name="P31" style:parent-style-name="PreformattedText" style:family="paragraph">
      <style:text-properties style:font-name="Calibri" fo:font-size="12pt" style:font-size-asian="12pt" style:font-size-complex="12pt"/>
    </style:style>
    <style:style style:name="P32" style:parent-style-name="PreformattedText" style:family="paragraph">
      <style:text-properties style:font-name="Calibri" fo:font-size="12pt" style:font-size-asian="12pt" style:font-size-complex="12pt"/>
    </style:style>
    <style:style style:name="P33" style:parent-style-name="PreformattedText" style:family="paragraph">
      <style:text-properties style:font-name="Calibri" fo:font-size="12pt" style:font-size-asian="12pt" style:font-size-complex="12pt"/>
    </style:style>
    <style:style style:name="P34" style:parent-style-name="PreformattedText" style:family="paragraph">
      <style:text-properties style:font-name="Calibri" fo:font-size="12pt" style:font-size-asian="12pt" style:font-size-complex="12pt"/>
    </style:style>
    <style:style style:name="P35" style:parent-style-name="PreformattedText" style:family="paragraph">
      <style:text-properties style:font-name="Calibri" fo:font-size="12pt" style:font-size-asian="12pt" style:font-size-complex="12pt"/>
    </style:style>
    <style:style style:name="P36" style:parent-style-name="PreformattedText" style:family="paragraph">
      <style:text-properties style:font-name="Calibri" fo:font-size="12pt" style:font-size-asian="12pt" style:font-size-complex="12pt"/>
    </style:style>
    <style:style style:name="P37" style:parent-style-name="PreformattedText" style:family="paragraph">
      <style:text-properties style:font-name="Calibri" fo:font-size="12pt" style:font-size-asian="12pt" style:font-size-complex="12pt"/>
    </style:style>
    <style:style style:name="P38" style:parent-style-name="PreformattedText" style:family="paragraph">
      <style:text-properties style:font-name="Calibri" fo:font-size="12pt" style:font-size-asian="12pt" style:font-size-complex="12pt"/>
    </style:style>
    <style:style style:name="P39" style:parent-style-name="PreformattedText" style:family="paragraph">
      <style:text-properties style:font-name="Calibri" fo:font-size="12pt" style:font-size-asian="12pt" style:font-size-complex="12pt"/>
    </style:style>
    <style:style style:name="P40" style:parent-style-name="PreformattedText" style:family="paragraph">
      <style:text-properties style:font-name="Calibri" fo:font-size="12pt" style:font-size-asian="12pt" style:font-size-complex="12pt"/>
    </style:style>
    <style:style style:name="P41" style:parent-style-name="PreformattedText" style:family="paragraph">
      <style:text-properties style:font-name="Calibri" fo:font-size="12pt" style:font-size-asian="12pt" style:font-size-complex="12pt"/>
    </style:style>
    <style:style style:name="P42" style:parent-style-name="PreformattedText" style:family="paragraph">
      <style:text-properties style:font-name="Calibri" fo:font-size="12pt" style:font-size-asian="12pt" style:font-size-complex="12pt"/>
    </style:style>
    <style:style style:name="P43" style:parent-style-name="Normal" style:family="paragraph">
      <style:paragraph-properties fo:break-before="page"/>
    </style:style>
    <style:style style:name="P44" style:parent-style-name="PreformattedText" style:family="paragraph">
      <style:text-properties style:font-name="Calibri" fo:font-size="12pt" style:font-size-asian="12pt" style:font-size-complex="12pt"/>
    </style:style>
    <style:style style:name="T45" style:parent-style-name="DefaultParagraphFont" style:family="text">
      <style:text-properties style:font-name="Calibri" fo:font-size="12pt" style:font-size-asian="12pt" style:font-size-complex="12pt"/>
    </style:style>
    <style:style style:name="T46" style:parent-style-name="DefaultParagraphFont" style:family="text">
      <style:text-properties style:font-name="Calibri" fo:color="#006C3B" fo:font-size="12pt" style:font-size-asian="12pt" style:font-size-complex="12pt" style:text-underline-type="single" style:text-underline-style="solid" style:text-underline-width="auto" style:text-underline-mode="continuous"/>
    </style:style>
    <style:style style:name="P47" style:parent-style-name="PreformattedText" style:family="paragraph">
      <style:text-properties style:font-name="Calibri" fo:font-size="12pt" style:font-size-asian="12pt" style:font-size-complex="12pt"/>
    </style:style>
    <style:style style:name="P48" style:parent-style-name="PreformattedText" style:family="paragraph">
      <style:text-properties style:font-name="Calibri" fo:font-size="12pt" style:font-size-asian="12pt" style:font-size-complex="12pt"/>
    </style:style>
    <style:style style:name="T49" style:parent-style-name="DefaultParagraphFont" style:family="text">
      <style:text-properties style:font-name="Calibri" fo:font-weight="bold" style:font-weight-asian="bold" style:font-weight-complex="bold" fo:font-size="12pt" style:font-size-asian="12pt" style:font-size-complex="12pt"/>
    </style:style>
    <style:style style:name="T50" style:parent-style-name="DefaultParagraphFont" style:family="text">
      <style:text-properties style:font-name="Calibri" fo:font-size="12pt" style:font-size-asian="12pt" style:font-size-complex="12pt"/>
    </style:style>
    <style:style style:name="P51" style:parent-style-name="PreformattedText" style:family="paragraph">
      <style:text-properties style:font-name="Calibri" fo:font-size="12pt" style:font-size-asian="12pt" style:font-size-complex="12pt"/>
    </style:style>
    <style:style style:name="P52" style:parent-style-name="PreformattedText" style:family="paragraph">
      <style:text-properties style:font-name="Calibri" fo:font-size="12pt" style:font-size-asian="12pt" style:font-size-complex="12pt"/>
    </style:style>
    <style:style style:name="P53" style:parent-style-name="PreformattedText" style:family="paragraph">
      <style:text-properties style:font-name="Calibri" fo:font-size="12pt" style:font-size-asian="12pt" style:font-size-complex="12pt"/>
    </style:style>
    <style:style style:name="T54" style:parent-style-name="DefaultParagraphFont" style:family="text">
      <style:text-properties style:font-name="Calibri" fo:font-size="12pt" style:font-size-asian="12pt" style:font-size-complex="12pt"/>
    </style:style>
    <style:style style:name="T55" style:parent-style-name="DefaultParagraphFont" style:family="text">
      <style:text-properties style:font-name="Calibri" fo:font-weight="bold" style:font-weight-asian="bold" style:font-weight-complex="bold" fo:font-size="12pt" style:font-size-asian="12pt" style:font-size-complex="12pt"/>
    </style:style>
    <style:style style:name="T56" style:parent-style-name="DefaultParagraphFont" style:family="text">
      <style:text-properties style:font-name="Calibri" fo:font-size="12pt" style:font-size-asian="12pt" style:font-size-complex="12pt"/>
    </style:style>
    <style:style style:name="T57" style:parent-style-name="DefaultParagraphFont" style:family="text">
      <style:text-properties style:font-name="Calibri" fo:font-size="12pt" style:font-size-asian="12pt" style:font-size-complex="12pt"/>
    </style:style>
    <style:style style:name="T58" style:parent-style-name="DefaultParagraphFont" style:family="text">
      <style:text-properties style:font-name="Calibri" fo:font-size="12pt" style:font-size-asian="12pt" style:font-size-complex="12pt"/>
    </style:style>
    <style:style style:name="T59" style:parent-style-name="DefaultParagraphFont" style:family="text">
      <style:text-properties style:font-name="Calibri" fo:font-size="12pt" style:font-size-asian="12pt" style:font-size-complex="12pt"/>
    </style:style>
    <style:style style:name="P60" style:parent-style-name="PreformattedText" style:family="paragraph">
      <style:text-properties style:font-name="Calibri" fo:font-size="12pt" style:font-size-asian="12pt" style:font-size-complex="12pt"/>
    </style:style>
    <style:style style:name="T61" style:parent-style-name="DefaultParagraphFont" style:family="text">
      <style:text-properties style:font-name="Calibri" fo:font-size="12pt" style:font-size-asian="12pt" style:font-size-complex="12pt"/>
    </style:style>
    <style:style style:name="T62" style:parent-style-name="DefaultParagraphFont" style:family="text">
      <style:text-properties style:font-name="Calibri" fo:font-weight="bold" style:font-weight-asian="bold" style:font-weight-complex="bold" fo:font-size="12pt" style:font-size-asian="12pt" style:font-size-complex="12pt"/>
    </style:style>
    <style:style style:name="T63" style:parent-style-name="DefaultParagraphFont" style:family="text">
      <style:text-properties style:font-name="Calibri" fo:font-size="12pt" style:font-size-asian="12pt" style:font-size-complex="12pt"/>
    </style:style>
    <style:style style:name="P64" style:parent-style-name="PreformattedText" style:family="paragraph">
      <style:text-properties style:font-name="Calibri" fo:font-size="12pt" style:font-size-asian="12pt" style:font-size-complex="12pt"/>
    </style:style>
    <style:style style:name="T65" style:parent-style-name="DefaultParagraphFont" style:family="text">
      <style:text-properties style:font-name="Calibri" fo:font-weight="bold" style:font-weight-asian="bold" style:font-weight-complex="bold" fo:font-size="12pt" style:font-size-asian="12pt" style:font-size-complex="12pt"/>
    </style:style>
    <style:style style:name="T66" style:parent-style-name="DefaultParagraphFont" style:family="text">
      <style:text-properties style:font-name="Calibri" fo:font-size="12pt" style:font-size-asian="12pt" style:font-size-complex="12pt"/>
    </style:style>
    <style:style style:name="P67" style:parent-style-name="PreformattedText" style:family="paragraph">
      <style:text-properties style:font-name="Calibri" fo:font-size="12pt" style:font-size-asian="12pt" style:font-size-complex="12pt"/>
    </style:style>
    <style:style style:name="P68" style:parent-style-name="PreformattedText" style:family="paragraph">
      <style:text-properties style:font-name="Calibri" fo:font-size="12pt" style:font-size-asian="12pt" style:font-size-complex="12pt"/>
    </style:style>
    <style:style style:name="P69" style:parent-style-name="PreformattedText" style:family="paragraph">
      <style:text-properties style:font-name="Calibri" fo:font-size="12pt" style:font-size-asian="12pt" style:font-size-complex="12pt"/>
    </style:style>
    <style:style style:name="P70" style:parent-style-name="PreformattedText" style:family="paragraph">
      <style:text-properties style:font-name="Calibri" fo:font-size="12pt" style:font-size-asian="12pt" style:font-size-complex="12pt"/>
    </style:style>
    <style:style style:name="P71" style:parent-style-name="PreformattedText" style:family="paragraph">
      <style:text-properties style:font-name="Calibri" fo:font-size="12pt" style:font-size-asian="12pt" style:font-size-complex="12pt"/>
    </style:style>
    <style:style style:name="P72" style:parent-style-name="PreformattedText" style:family="paragraph">
      <style:text-properties style:font-name="Calibri" fo:font-size="12pt" style:font-size-asian="12pt" style:font-size-complex="12pt"/>
    </style:style>
    <style:style style:name="P73" style:parent-style-name="PreformattedText" style:family="paragraph">
      <style:text-properties style:font-name="Calibri" fo:font-size="12pt" style:font-size-asian="12pt" style:font-size-complex="12pt"/>
    </style:style>
    <style:style style:name="P74" style:parent-style-name="PreformattedText" style:family="paragraph">
      <style:text-properties style:font-name="Calibri" fo:font-size="12pt" style:font-size-asian="12pt" style:font-size-complex="12pt"/>
    </style:style>
    <style:style style:name="P75" style:parent-style-name="PreformattedText" style:family="paragraph">
      <style:text-properties style:font-name="Calibri" fo:font-size="12pt" style:font-size-asian="12pt" style:font-size-complex="12pt"/>
    </style:style>
    <style:style style:name="P76" style:parent-style-name="PreformattedText" style:family="paragraph">
      <style:text-properties style:font-name="Calibri" fo:font-size="12pt" style:font-size-asian="12pt" style:font-size-complex="12pt"/>
    </style:style>
    <style:style style:name="P77" style:parent-style-name="PreformattedText" style:family="paragraph">
      <style:text-properties style:font-name="Calibri" fo:font-size="12pt" style:font-size-asian="12pt" style:font-size-complex="12pt"/>
    </style:style>
    <style:style style:name="P78" style:parent-style-name="PreformattedText" style:family="paragraph">
      <style:text-properties style:font-name="Calibri" fo:font-size="12pt" style:font-size-asian="12pt" style:font-size-complex="12pt"/>
    </style:style>
    <style:style style:name="P79" style:parent-style-name="PreformattedText" style:family="paragraph">
      <style:text-properties style:font-name="Calibri" fo:font-size="12pt" style:font-size-asian="12pt" style:font-size-complex="12pt"/>
    </style:style>
    <style:style style:name="P80" style:parent-style-name="PreformattedText" style:family="paragraph">
      <style:text-properties style:font-name="Calibri" fo:font-size="12pt" style:font-size-asian="12pt" style:font-size-complex="12pt"/>
    </style:style>
    <style:style style:name="P81" style:parent-style-name="PreformattedText" style:family="paragraph">
      <style:text-properties style:font-name="Calibri" fo:font-size="12pt" style:font-size-asian="12pt" style:font-size-complex="12pt"/>
    </style:style>
    <style:style style:name="P82" style:parent-style-name="PreformattedText" style:family="paragraph">
      <style:text-properties style:font-name="Calibri" fo:font-size="12pt" style:font-size-asian="12pt" style:font-size-complex="12pt"/>
    </style:style>
    <style:style style:name="P83" style:parent-style-name="PreformattedText" style:family="paragraph">
      <style:text-properties style:font-name="Calibri" fo:font-size="12pt" style:font-size-asian="12pt" style:font-size-complex="12pt"/>
    </style:style>
    <style:style style:name="P84" style:parent-style-name="PreformattedText" style:family="paragraph">
      <style:text-properties style:font-name="Calibri" fo:font-size="12pt" style:font-size-asian="12pt" style:font-size-complex="12pt"/>
    </style:style>
    <style:style style:name="P85" style:parent-style-name="PreformattedText" style:family="paragraph">
      <style:text-properties style:font-name="Calibri" fo:font-size="12pt" style:font-size-asian="12pt" style:font-size-complex="12pt"/>
    </style:style>
    <style:style style:name="P86" style:parent-style-name="PreformattedText" style:family="paragraph">
      <style:text-properties style:font-name="Calibri" fo:font-size="12pt" style:font-size-asian="12pt" style:font-size-complex="12pt"/>
    </style:style>
    <style:style style:name="P87" style:parent-style-name="PreformattedText" style:family="paragraph">
      <style:text-properties style:font-name="Calibri" fo:font-size="12pt" style:font-size-asian="12pt" style:font-size-complex="12pt"/>
    </style:style>
    <style:style style:name="T88" style:parent-style-name="DefaultParagraphFont" style:family="text">
      <style:text-properties style:font-name="Calibri" fo:font-weight="bold" style:font-weight-asian="bold" style:font-weight-complex="bold" fo:font-size="12pt" style:font-size-asian="12pt" style:font-size-complex="12pt"/>
    </style:style>
    <style:style style:name="T89" style:parent-style-name="DefaultParagraphFont" style:family="text">
      <style:text-properties style:font-name="Calibri" fo:font-size="12pt" style:font-size-asian="12pt" style:font-size-complex="12pt"/>
    </style:style>
    <style:style style:name="P90" style:parent-style-name="PreformattedText" style:family="paragraph">
      <style:text-properties style:font-name="Calibri" fo:font-size="12pt" style:font-size-asian="12pt" style:font-size-complex="12pt"/>
    </style:style>
    <style:style style:name="P91" style:parent-style-name="PreformattedText" style:family="paragraph">
      <style:text-properties style:font-name="Calibri" fo:font-size="12pt" style:font-size-asian="12pt" style:font-size-complex="12pt"/>
    </style:style>
    <style:style style:name="P92" style:parent-style-name="PreformattedText" style:family="paragraph">
      <style:text-properties style:font-name="Calibri" fo:font-size="12pt" style:font-size-asian="12pt" style:font-size-complex="12pt"/>
    </style:style>
    <style:style style:name="T93" style:parent-style-name="DefaultParagraphFont" style:family="text">
      <style:text-properties style:font-name="Calibri" fo:font-size="12pt" style:font-size-asian="12pt" style:font-size-complex="12pt"/>
    </style:style>
    <style:style style:name="T94" style:parent-style-name="DefaultParagraphFont" style:family="text">
      <style:text-properties style:font-name="Calibri" fo:font-weight="bold" style:font-weight-asian="bold" style:font-weight-complex="bold" fo:font-size="12pt" style:font-size-asian="12pt" style:font-size-complex="12pt"/>
    </style:style>
    <style:style style:name="T95" style:parent-style-name="DefaultParagraphFont" style:family="text">
      <style:text-properties style:font-name="Calibri" fo:font-size="12pt" style:font-size-asian="12pt" style:font-size-complex="12pt"/>
    </style:style>
    <style:style style:name="P96" style:parent-style-name="PreformattedText" style:family="paragraph">
      <style:text-properties style:font-name="Calibri" fo:font-size="12pt" style:font-size-asian="12pt" style:font-size-complex="12pt"/>
    </style:style>
  </office:automatic-styles>
  <office:body>
    <office:text text:use-soft-page-breaks="true">
      <text:p text:style-name="P1"><text:span text:style-name="T2">1.<text:s/></text:span><text:span text:style-name="T3">Binary message.</text:span></text:p>
      <text:p text:style-name="P4"/>
      <text:p text:style-name="P5">message structure: <text:s/>[header, user_data, tail]</text:p>
      <text:p text:style-name="P6"/>
      <text:p text:style-name="PreformattedText"><text:span text:style-name="T7">header</text:span><text:span text:style-name="T8">:</text:span></text:p>
      <text:p text:style-name="P9"/>
      <text:p text:style-name="P10">header =</text:p>
      <text:p text:style-name="P11">[ <text:s text:c="4"/>byte 1 <text:s text:c="10"/>| <text:s text:c="3"/>byte 2 <text:s text:c="13"/>| <text:s text:c="5"/>byte 3 <text:s text:c="7"/>| <text:s text:c="6"/>byte 4 <text:s text:c="9"/>]</text:p>
      <text:p text:style-name="P12">[ <text:s/>msg_size LSB <text:s/>| <text:s/>msg_size <text:s/>MSB | <text:s text:c="2"/>flags 8bit <text:s text:c="4"/>| <text:s text:c="3"/>cmdID 8bit <text:s text:c="4"/>]</text:p>
      <text:p text:style-name="P13"/>
      <text:p text:style-name="PreformattedText"><text:span text:style-name="T14">message size (</text:span><text:span text:style-name="T15">msg_size</text:span><text:span text:style-name="T16">) includes size of header, user_data and tail.</text:span></text:p>
      <text:p text:style-name="PreformattedText"><text:span text:style-name="T17">cmdID</text:span><text:span text:style-name="T18">=0x00 is special echo command and should not be used.</text:span></text:p>
      <text:p text:style-name="P19"/>
      <text:p text:style-name="PreformattedText"><text:span text:style-name="T20">flags</text:span><text:span text:style-name="T21">:</text:span></text:p>
      <text:p text:style-name="P22">[ <text:s text:c="4"/>bit 8 <text:s text:c="8"/>| <text:s text:c="7"/>bit 7 <text:s text:c="7"/>| <text:s text:c="3"/><text:s text:c="4"/>bit 6 <text:s text:c="13"/>| <text:s text:c="6"/>bit 5 <text:s text:c="9"/>]</text:p>
      <text:p text:style-name="P23">[ <text:s text:c="3"/>reserved <text:s/>| <text:s text:c="5"/>reserved <text:s text:c="2"/>| <text:s text:c="5"/>reserved <text:s text:c="7"/>| <text:s text:c="5"/>reserved <text:s text:c="3"/>]</text:p>
      <text:p text:style-name="P24"/>
      <text:p text:style-name="P25">[ <text:s text:c="4"/>bit 4 <text:s text:c="8"/>| <text:s text:c="15"/>bit 3 <text:s text:c="10"/>| <text:s text:c="24"/>bit 2 <text:s text:c="17"/>| <text:s text:c="16"/>bit 1 <text:s text:c="4"/><text:s text:c="9"/>]</text:p>
      <text:p text:style-name="P26">[ <text:s text:c="2"/>reserved <text:s text:c="2"/>| INTEGRITY_STAMP | <text:s/>SUPPRESS_REPLY_HEADER | <text:s/>EXTANDED_HEADER ]</text:p>
      <text:p text:style-name="P27"/>
      <text:p text:style-name="P28">EXTANDED_HEADER : <text:s/>should be 0 for now.</text:p>
      <text:p text:style-name="P29"/>
      <text:p text:style-name="P30">SUPPRESS_REPLY_HEADER:</text:p>
      <text:p text:style-name="P31">if 0:</text:p>
      <text:p text:style-name="P32"><text:s text:c="2"/>reply will include header: [header, data]. this is recommended option.</text:p>
      <text:p text:style-name="P33">if 1:</text:p>
      <text:p text:style-name="P34"><text:s text:c="2"/>no header<text:s/>inserted in reply. <text:s text:c="2"/>reply structure: [data]</text:p>
      <text:p text:style-name="P35"/>
      <text:p text:style-name="P36">INTEGRITY_STAMP:</text:p>
      <text:p text:style-name="P37">if 0:</text:p>
      <text:p text:style-name="P38"><text:s text:c="2"/>tail will not include integrity stamp.</text:p>
      <text:p text:style-name="P39">if 1:</text:p>
      <text:p text:style-name="P40"><text:s text:c="2"/>a) tail will include 4 bytes to check message integrity: |msg_size LSB | msg_size <text:s/>MSB | 0x00 | 0x00 |</text:p>
      <text:p text:style-name="P41"><text:s text:c="2"/>b) reply will also include integrity stamp of the same structure</text:p>
      <text:p text:style-name="P42"/>
      <text:p text:style-name="P43"/>
      <text:p text:style-name="P44"/>
      <text:p text:style-name="PreformattedText"><text:span text:style-name="T45">2.<text:s/></text:span><text:span text:style-name="T46">Reply</text:span></text:p>
      <text:p text:style-name="P47">reply syntax: <text:s/>[header, data, tail]</text:p>
      <text:p text:style-name="P48"/>
      <text:p text:style-name="PreformattedText"><text:span text:style-name="T49">header</text:span><text:span text:style-name="T50">:</text:span></text:p>
      <text:p text:style-name="P51"/>
      <text:p text:style-name="P52">header =</text:p>
      <text:p text:style-name="P53">[ <text:s text:c="7"/>byte 1 <text:s text:c="8"/>| <text:s text:c="3"/>byte 2 <text:s text:c="12"/>| <text:s text:c="5"/>byte 3 <text:s text:c="5"/>| <text:s text:c="9"/>byte 4 <text:s text:c="6"/>]</text:p>
      <text:p text:style-name="PreformattedText"><text:span text:style-name="T54">[ <text:s/></text:span><text:span text:style-name="T55">msg_size</text:span><text:span text:style-name="T56"><text:s/>LSB <text:s/>| <text:s/>msg_size <text:s/>MSB | <text:s text:c="3"/></text:span><text:span text:style-name="T57">flags 8bit <text:s/></text:span><text:span text:style-name="T58">| <text:s text:c="3"/></text:span><text:span text:style-name="T59">replyStatus <text:s text:c="3"/>]</text:span></text:p>
      <text:p text:style-name="P60"/>
      <text:p text:style-name="PreformattedText"><text:span text:style-name="T61">message size (</text:span><text:span text:style-name="T62">msg_size</text:span><text:span text:style-name="T63">) includes size of header and data.</text:span></text:p>
      <text:p text:style-name="P64"/>
      <text:p text:style-name="PreformattedText"><text:span text:style-name="T65">flags</text:span><text:span text:style-name="T66">:</text:span></text:p>
      <text:p text:style-name="P67">[ <text:s text:c="4"/>bit 8 <text:s text:c="8"/>| <text:s text:c="7"/>bit 7 <text:s text:c="7"/>| <text:s text:c="7"/>bit 6 <text:s text:c="13"/>| <text:s text:c="6"/>bit 5 <text:s text:c="9"/>]</text:p>
      <text:p text:style-name="P68">[ <text:s text:c="3"/>reserved <text:s/>| <text:s text:c="5"/>reserved <text:s text:c="2"/>| <text:s text:c="5"/>reserved <text:s text:c="7"/>| <text:s text:c="5"/>reserved <text:s text:c="3"/>]</text:p>
      <text:p text:style-name="P69"/>
      <text:p text:style-name="P70">[ <text:s text:c="4"/>bit 4 <text:s text:c="8"/>| <text:s text:c="15"/>bit 3 <text:s text:c="10"/>| <text:s text:c="9"/>bit 2 <text:s text:c="10"/>| <text:s text:c="5"/>bit 1 <text:s text:c="7"/>]</text:p>
      <text:p text:style-name="P71">[ <text:s text:c="2"/>reserved <text:s text:c="2"/>| INTEGRITY_STAMP | <text:s text:c="6"/>reserved <text:s text:c="5"/>| <text:s text:c="3"/>reserved <text:s text:c="2"/>]</text:p>
      <text:p text:style-name="P72"/>
      <text:p text:style-name="P73">INTEGRITY_STAMP:</text:p>
      <text:p text:style-name="P74">Integrity stamp is added automatically if in incoming message integrity stamp is on.</text:p>
      <text:p text:style-name="P75">if 0:</text:p>
      <text:p text:style-name="P76"><text:s text:c="2"/>tail will not include integrity stamp.</text:p>
      <text:p text:style-name="P77">if 1:</text:p>
      <text:p text:style-name="P78"><text:s text:c="2"/>a) tail will include 4 bytes to check message integrity: |msg_size LSB | msg_size <text:s/>MSB | 0x00 | 0x00 |</text:p>
      <text:p text:style-name="P79"><text:s text:c="2"/>b) reply will also include integrity stamp of the same structure</text:p>
      <text:p text:style-name="P80"/>
      <text:p text:style-name="P81">replyStatus :</text:p>
      <text:p text:style-name="P82"><text:s text:c="2"/>0x00 <text:s/>- NO ERROR</text:p>
      <text:p text:style-name="P83"><text:s text:c="2"/>0x01 <text:s/>- command not found</text:p>
      <text:p text:style-name="P84"><text:s text:c="2"/>0x02 <text:s/>- test of integrity stamp failed</text:p>
      <text:p text:style-name="P85"><text:s text:c="2"/>0x03 <text:s/>- message length is too long</text:p>
      <text:p text:style-name="P86"/>
      <text:p text:style-name="P87"/>
      <text:p text:style-name="PreformattedText"><text:span text:style-name="T88">tail</text:span><text:span text:style-name="T89">:</text:span></text:p>
      <text:p text:style-name="P90">If command includes integrity<text:s/>stamp bit then reply will include tail automatically in following format:</text:p>
      <text:p text:style-name="P91">tail =</text:p>
      <text:p text:style-name="P92">[ <text:s text:c="7"/>byte 1 <text:s text:c="8"/>| <text:s text:c="3"/>byte 2 <text:s text:c="12"/>| <text:s text:c="5"/>byte 3 <text:s text:c="5"/>| <text:s text:c="9"/>byte 4 <text:s text:c="6"/>]</text:p>
      <text:p text:style-name="PreformattedText"><text:span text:style-name="T93">[ <text:s/></text:span><text:span text:style-name="T94">msg_size</text:span><text:span text:style-name="T95"><text:s/>LSB <text:s/>| <text:s/>msg_size <text:s/>MSB | <text:s text:c="6"/>0x00 <text:s text:c="6"/>| <text:s text:c="9"/>0x00 <text:s text:c="8"/>]</text:span></text:p>
      <text:p text:style-name="P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David CLM" svg:font-family="David CLM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S Mincho" svg:font-family="MS Mincho" style:font-family-generic="system" style:font-pitch="variable" svg:panose-1="2 2 6 9 4 2 5 8 3 4"/>
    <style:font-face style:name="Nachlieli CLM" svg:font-family="Nachlieli CLM" style:font-family-generic="system" style:font-pitch="variable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egoe UI" style:font-name-complex="David CLM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en" style:country-asian="US" style:language-complex="he" style:country-complex="IL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S Mincho" style:font-name-complex="Nachlieli CLM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BalloonText" style:display-name="Balloon Text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416in" fo:margin-left="0.475in" fo:margin-bottom="0.4583in" fo:margin-right="0.6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hareWork</dc:creator>
    <meta:creation-date>2023-07-06T18:33:00Z</meta:creation-date>
    <dc:date>2023-10-19T18:49:00Z</dc:date>
    <meta:print-date>2023-07-06T18:39:00Z</meta:print-date>
    <meta:template xlink:href="Normal.dotm" xlink:type="simple"/>
    <meta:editing-cycles>10</meta:editing-cycles>
    <meta:editing-duration>PT594960S</meta:editing-duration>
    <meta:document-statistic meta:page-count="2" meta:paragraph-count="5" meta:word-count="394" meta:character-count="2638" meta:row-count="18" meta:non-whitespace-character-count="2249"/>
  </office:meta>
</office:document-meta>
</file>